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43" office:value-type="string" calcext:value-type="string">
            <text:p>jpoint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02" calcext:value-type="date">
            <text:p>02.02.20</text:p>
          </table:table-cell>
          <table:table-cell table:style-name="ce43" office:value-type="string" calcext:value-type="string">
            <text:p>tests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02" calcext:value-type="date">
            <text:p>0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5" calcext:value-type="float">
            <text:p>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63" calcext:value-type="float">
            <text:p>63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5:21:32.4834807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2-02T22:34:21.223896073</dc:date>
    <meta:editing-duration>P128DT23H24M37S</meta:editing-duration>
    <meta:editing-cycles>817</meta:editing-cycles>
    <meta:document-statistic meta:table-count="5" meta:cell-count="769" meta:object-count="0"/>
  </office:meta>
</office:document-meta>
</file>